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style:vertical-align="automatic" fo:wrap-option="wrap"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 style:use-optimal-column-width="true"/>
    </style:style>
    <style:style style:name="co3" style:family="table-column">
      <style:table-column-properties fo:break-before="auto" style:column-width="0.978958333333333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D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1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3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3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3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table:style-name="ce1"/>
          <table:table-cell office:value-type="string" table:style-name="ce1">
            <text:p>POS_MOTI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3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3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3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3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4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office:value-type="string" table:style-name="ce5">
            <text:p>EXTINT[10]</text:p>
          </table:table-cell>
          <table:table-cell office:value-type="string" table:style-name="ce6">
            <text:p>MOTOR_FAULT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style-name="ce1"/>
          <table:table-cell office:value-type="string" table:style-name="ce6">
            <text:p>MOTOR_SLEEP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4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4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4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4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4">
            <text:p>EXTINT[4]</text:p>
          </table:table-cell>
          <table:table-cell office:value-type="string" table:style-name="ce6">
            <text:p>END_STOP_Z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4">
            <text:p>EXTINT[5]</text:p>
          </table:table-cell>
          <table:table-cell office:value-type="string" table:style-name="ce6">
            <text:p>END_STOP_Z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XTINT[6]</text:p>
          </table:table-cell>
          <table:table-cell office:value-type="string" table:style-name="ce6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XTINT[7]</text:p>
          </table:table-cell>
          <table:table-cell office:value-type="string" table:style-name="ce6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TCC3/WO[0]</text:p>
          </table:table-cell>
          <table:table-cell office:value-type="string" table:style-name="ce6">
            <text:p>MOTOR_CTRL_3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TCC3/WO[1]</text:p>
          </table:table-cell>
          <table:table-cell office:value-type="string" table:style-name="ce6">
            <text:p>MOTOR_CTRL_3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TCC3/WO[6]</text:p>
          </table:table-cell>
          <table:table-cell office:value-type="string" table:style-name="ce6">
            <text:p>MOTOR_CTRL_4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TCC3/WO[7]</text:p>
          </table:table-cell>
          <table:table-cell office:value-type="string" table:style-name="ce6">
            <text:p>MOTOR_CTRL_4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table:style-name="ce1"/>
          <table:table-cell office:value-type="string" table:style-name="ce6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table:style-name="ce1"/>
          <table:table-cell office:value-type="string" table:style-name="ce6">
            <text:p>~PS_DLOADS</text:p>
          </table:table-cell>
          <table:table-cell table:number-columns-repeated="16379"/>
        </table:table-row>
        <table:table-row table:number-rows-repeated="1048537" table:style-name="ro3">
          <table:table-cell table:number-columns-repeated="16384"/>
        </table:table-row>
      </table:table>
      <table:table table:name="SAMD51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Pin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ide</text:p>
          </table:table-cell>
          <table:table-cell table:number-columns-repeated="1638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PB04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PB05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GNDANA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VDDANA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PB06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B07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PB08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PB09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PA04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A05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PA06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PA07</text:p>
          </table:table-cell>
          <table:table-cell office:value-type="string" table:style-name="ce1">
            <text:p>W</text:p>
          </table:table-cell>
          <table:table-cell table:number-columns-repeated="16381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table:style-name="ce1">
            <text:p>PA08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string" table:style-name="ce1">
            <text:p>PA09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PA10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string" table:style-name="ce1">
            <text:p>VDDIOB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string" table:style-name="ce1">
            <text:p>GNDANA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string" table:style-name="ce1">
            <text:p>PB10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string" table:style-name="ce1">
            <text:p>PB11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string" table:style-name="ce1">
            <text:p>PB12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">
            <text:p>PB13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string" table:style-name="ce1">
            <text:p>PB14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string" table:style-name="ce1">
            <text:p>PB15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string" table:style-name="ce1">
            <text:p>PB16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string" table:style-name="ce1">
            <text:p>PB17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4" table:style-name="ce1">
            <text:p>44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5" table:style-name="ce1">
            <text:p>45</text:p>
          </table:table-cell>
          <table:table-cell office:value-type="string" table:style-name="ce1">
            <text:p>PA24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string" table:style-name="ce1">
            <text:p>PA25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7" table:style-name="ce1">
            <text:p>47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1" table:style-name="ce1">
            <text:p>51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string" table:style-name="ce1">
            <text:p>RESETN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string" table:style-name="ce1">
            <text:p>VDDCORE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string" table:style-name="ce1">
            <text:p>VSW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string" table:style-name="ce1">
            <text:p>VDDIO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string" table:style-name="ce1">
            <text:p>PA30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8" table:style-name="ce1">
            <text:p>58</text:p>
          </table:table-cell>
          <table:table-cell office:value-type="string" table:style-name="ce1">
            <text:p>PA31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59" table:style-name="ce1">
            <text:p>59</text:p>
          </table:table-cell>
          <table:table-cell office:value-type="string" table:style-name="ce1">
            <text:p>PB30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60" table:style-name="ce1">
            <text:p>60</text:p>
          </table:table-cell>
          <table:table-cell office:value-type="string" table:style-name="ce1">
            <text:p>PB31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61" table:style-name="ce1">
            <text:p>61</text:p>
          </table:table-cell>
          <table:table-cell office:value-type="string" table:style-name="ce1">
            <text:p>PB00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string" table:style-name="ce1">
            <text:p>PB01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63" table:style-name="ce1">
            <text:p>63</text:p>
          </table:table-cell>
          <table:table-cell office:value-type="string" table:style-name="ce1">
            <text:p>PB02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string" table:style-name="ce1">
            <text:p>PB03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number-rows-repeated="1048511" table:style-name="ro3">
          <table:table-cell table:number-columns-repeated="16384"/>
        </table:table-row>
      </table:table>
      <table:database-ranges>
        <table:database-range table:target-range-address="SAMD21.A5:SAMD21.E3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uno Sousa</meta:initial-creator>
    <dc:creator>Nuno Santos Sousa</dc:creator>
    <meta:creation-date>2020-03-18T13:15:39Z</meta:creation-date>
    <dc:date>2020-05-01T18:28:46Z</dc:date>
  </office:meta>
</office:document-meta>
</file>